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10.164cm" fo:min-width="11.184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7.116cm" fo:min-width="11.184cm"/>
    </style:style>
    <style:style style:name="gr3" style:family="graphic" style:parent-style-name="standard">
      <style:graphic-properties draw:textarea-horizontal-align="justify" draw:textarea-vertical-align="middle" draw:auto-grow-height="false" fo:min-height="0.668cm" fo:min-width="6.26cm"/>
    </style:style>
    <style:style style:name="gr4" style:family="graphic" style:parent-style-name="standard">
      <style:graphic-properties draw:textarea-horizontal-align="justify" draw:textarea-vertical-align="middle" draw:auto-grow-height="false" fo:min-height="0.896cm" fo:min-width="6.23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828cm" fo:min-width="1.836cm"/>
    </style:style>
    <style:style style:name="gr7" style:family="graphic" style:parent-style-name="standard">
      <style:graphic-properties draw:textarea-horizontal-align="justify" draw:textarea-vertical-align="middle" draw:auto-grow-height="false" fo:min-height="0.896cm" fo:min-width="5.78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9.656cm" fo:min-width="11.692cm"/>
    </style:style>
    <style:style style:name="gr9" style:family="graphic" style:parent-style-name="standard">
      <style:graphic-properties draw:textarea-horizontal-align="justify" draw:textarea-vertical-align="middle" draw:auto-grow-height="false" fo:min-height="0.668cm" fo:min-width="6.006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9.308cm" fo:min-width="11.184cm"/>
    </style:style>
    <style:style style:name="gr12" style:family="graphic" style:parent-style-name="standard">
      <style:graphic-properties draw:textarea-horizontal-align="justify" draw:textarea-vertical-align="middle" draw:auto-grow-height="false" fo:min-height="0.896cm" fo:min-width="5.78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13.212cm" fo:min-width="11.692cm"/>
    </style:style>
    <style:style style:name="gr14" style:family="graphic" style:parent-style-name="standard">
      <style:graphic-properties draw:textarea-horizontal-align="justify" draw:textarea-vertical-align="middle" draw:auto-grow-height="false" fo:min-height="0.668cm" fo:min-width="3.466cm"/>
    </style:style>
    <style:style style:name="gr15" style:family="graphic" style:parent-style-name="standard">
      <style:graphic-properties draw:textarea-horizontal-align="justify" draw:textarea-vertical-align="middle" draw:auto-grow-height="false" fo:min-height="0.47cm" fo:min-width="2.194cm"/>
    </style:style>
    <style:style style:name="gr16" style:family="graphic" style:parent-style-name="standard">
      <style:graphic-properties draw:textarea-horizontal-align="justify" draw:textarea-vertical-align="middle" draw:auto-grow-height="false" fo:min-height="0.896cm" fo:min-width="9.79cm"/>
    </style:style>
    <style:style style:name="gr17" style:family="graphic" style:parent-style-name="standard">
      <style:graphic-properties draw:textarea-horizontal-align="justify" draw:textarea-vertical-align="middle" draw:auto-grow-height="false" fo:min-height="0.896cm" fo:min-width="8.012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4.83cm" fo:min-width="11.692cm"/>
    </style:style>
    <style:style style:name="gr19" style:family="graphic" style:parent-style-name="standard">
      <style:graphic-properties draw:textarea-horizontal-align="justify" draw:textarea-vertical-align="middle" draw:auto-grow-height="false" fo:min-height="0.896cm" fo:min-width="7.758cm"/>
    </style:style>
    <style:style style:name="gr20" style:family="graphic" style:parent-style-name="standard">
      <style:graphic-properties draw:textarea-horizontal-align="justify" draw:textarea-vertical-align="middle" draw:auto-grow-height="false" fo:min-height="0.828cm" fo:min-width="2.734cm"/>
    </style:style>
    <style:style style:name="gr21" style:family="graphic" style:parent-style-name="standard">
      <style:graphic-properties draw:textarea-horizontal-align="justify" draw:textarea-vertical-align="middle" draw:auto-grow-height="false" fo:min-height="0.896cm" fo:min-width="3.186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0.766cm" fo:min-width="7.374cm"/>
    </style:style>
    <style:style style:name="gr23" style:family="graphic" style:parent-style-name="standard">
      <style:graphic-properties draw:textarea-horizontal-align="justify" draw:textarea-vertical-align="middle" draw:auto-grow-height="false" fo:min-height="0.896cm" fo:min-width="4.456cm"/>
    </style:style>
    <style:style style:name="gr24" style:family="graphic" style:parent-style-name="standard">
      <style:graphic-properties draw:textarea-horizontal-align="justify" draw:textarea-vertical-align="middle" draw:auto-grow-height="false" fo:min-height="0.648cm" fo:min-width="1.836cm"/>
    </style:style>
    <style:style style:name="gr25" style:family="graphic" style:parent-style-name="objectwithoutfill">
      <style:graphic-properties draw:stroke="dash" draw:stroke-dash="Fine_20_Dashed" svg:stroke-width="0.053cm" svg:stroke-color="#9999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textarea-horizontal-align="justify" draw:textarea-vertical-align="middle" draw:auto-grow-height="false" fo:min-height="0.896cm" fo:min-width="4.202cm"/>
    </style:style>
    <style:style style:name="gr27" style:family="graphic" style:parent-style-name="standard">
      <style:graphic-properties draw:textarea-horizontal-align="justify" draw:textarea-vertical-align="middle" draw:auto-grow-height="false" fo:min-height="0.648cm" fo:min-width="3.45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0" style:family="graphic" style:parent-style-name="standard">
      <style:graphic-properties draw:fill-color="#cccccc" draw:textarea-horizontal-align="justify" draw:textarea-vertical-align="middle" draw:auto-grow-height="false" fo:min-height="1.274cm" fo:min-width="7.628cm"/>
    </style:style>
    <style:style style:name="gr31" style:family="graphic" style:parent-style-name="standard">
      <style:graphic-properties draw:textarea-horizontal-align="justify" draw:textarea-vertical-align="middle" draw:auto-grow-height="false" fo:min-height="0.668cm" fo:min-width="5.244cm"/>
    </style:style>
    <style:style style:name="gr32" style:family="graphic" style:parent-style-name="standard">
      <style:graphic-properties draw:textarea-horizontal-align="justify" draw:textarea-vertical-align="middle" draw:auto-grow-height="false" fo:min-height="0.896cm" fo:min-width="2.678cm"/>
    </style:style>
    <style:style style:name="gr33" style:family="graphic" style:parent-style-name="standard">
      <style:graphic-properties draw:textarea-horizontal-align="justify" draw:textarea-vertical-align="middle" draw:auto-grow-height="false" fo:min-height="0.668cm" fo:min-width="2.704cm"/>
    </style:style>
    <style:style style:name="gr34" style:family="graphic" style:parent-style-name="standard">
      <style:graphic-properties draw:textarea-horizontal-align="justify" draw:textarea-vertical-align="middle" draw:auto-grow-height="false" fo:min-height="0.766cm" fo:min-width="1.786cm"/>
    </style:style>
    <style:style style:name="gr35" style:family="graphic" style:parent-style-name="standard">
      <style:graphic-properties draw:textarea-horizontal-align="justify" draw:textarea-vertical-align="middle" draw:auto-grow-height="false" fo:min-height="0.648cm" fo:min-width="2.194cm"/>
    </style:style>
    <style:style style:name="gr36" style:family="graphic" style:parent-style-name="standard">
      <style:graphic-properties draw:textarea-horizontal-align="justify" draw:textarea-vertical-align="middle" draw:auto-grow-height="false" fo:min-height="1.814cm" fo:min-width="2.834cm"/>
    </style:style>
    <style:style style:name="gr37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38" style:family="graphic" style:parent-style-name="standard">
      <style:graphic-properties draw:textarea-horizontal-align="justify" draw:textarea-vertical-align="middle" draw:auto-grow-height="false" fo:min-height="0.648cm" fo:min-width="2.01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</style:style>
    <style:style style:name="gr41" style:family="graphic" style:parent-style-name="standard">
      <style:graphic-properties draw:textarea-horizontal-align="justify" draw:textarea-vertical-align="middle" draw:auto-grow-height="false" fo:min-height="0.668cm" fo:min-width="4.99cm"/>
    </style:style>
    <style:style style:name="gr42" style:family="graphic" style:parent-style-name="standard">
      <style:graphic-properties draw:textarea-horizontal-align="justify" draw:textarea-vertical-align="middle" draw:auto-grow-height="false" fo:min-height="0.668cm" fo:min-width="2.45cm"/>
    </style:style>
    <style:style style:name="gr43" style:family="graphic" style:parent-style-name="standard">
      <style:graphic-properties draw:textarea-horizontal-align="justify" draw:textarea-vertical-align="middle" draw:auto-grow-height="false" fo:min-height="0.73cm" fo:min-width="4.476cm"/>
    </style:style>
    <style:style style:name="gr44" style:family="graphic" style:parent-style-name="standard">
      <style:graphic-properties draw:textarea-horizontal-align="justify" draw:textarea-vertical-align="middle" draw:auto-grow-height="false" fo:min-height="0.668cm" fo:min-width="2.958cm"/>
    </style:style>
    <style:style style:name="gr45" style:family="graphic" style:parent-style-name="standard">
      <style:graphic-properties draw:textarea-horizontal-align="justify" draw:textarea-vertical-align="middle" draw:auto-grow-height="false" fo:min-height="0.668cm" fo:min-width="3.212cm"/>
    </style:style>
    <style:style style:name="gr46" style:family="graphic" style:parent-style-name="standard">
      <style:graphic-properties draw:textarea-horizontal-align="justify" draw:textarea-vertical-align="middle" draw:auto-grow-height="false" fo:min-height="0.438cm" fo:min-width="1.458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1.143cm" fo:min-width="6.867cm"/>
    </style:style>
    <style:style style:name="gr48" style:family="graphic" style:parent-style-name="objectwithoutfill">
      <style:graphic-properties draw:stroke="dash" draw:stroke-dash="_32__20_Dots_20_1_20_Dash" draw:marker-start="" draw:marker-end="Diamond_20_unfilled" draw:marker-end-width="0.3cm" draw:fill="none" draw:textarea-vertical-align="middle"/>
    </style:style>
    <style:style style:name="gr49" style:family="graphic" style:parent-style-name="objectwithoutfill">
      <style:graphic-properties draw:stroke="dash" draw:stroke-dash="_32__20_Dots_20_1_20_Dash" draw:marker-end="Diamond_20_unfilled" draw:marker-end-width="0.3cm" draw:fill="none" draw:textarea-vertical-align="middle"/>
    </style:style>
    <style:style style:name="gr50" style:family="graphic" style:parent-style-name="standard">
      <style:graphic-properties draw:textarea-horizontal-align="justify" draw:textarea-vertical-align="middle" draw:auto-grow-height="false" fo:min-height="0.896cm" fo:min-width="3.44cm"/>
    </style:style>
    <style:style style:name="gr51" style:family="graphic" style:parent-style-name="standard">
      <style:graphic-properties draw:textarea-horizontal-align="justify" draw:textarea-vertical-align="middle" draw:auto-grow-height="false" fo:min-height="0.915cm" fo:min-width="3.44cm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0.872cm" fo:min-width="6.513cm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0.872cm" fo:min-width="6.867cm"/>
    </style:style>
    <style:style style:name="gr5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5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56" style:family="graphic" style:parent-style-name="standard">
      <style:graphic-properties draw:textarea-horizontal-align="justify" draw:textarea-vertical-align="middle" draw:auto-grow-height="false" fo:min-height="0.73cm" fo:min-width="8.794cm"/>
    </style:style>
    <style:style style:name="gr57" style:family="graphic" style:parent-style-name="standard">
      <style:graphic-properties draw:fill-color="#ffffff" draw:textarea-horizontal-align="justify" draw:textarea-vertical-align="middle" draw:auto-grow-height="false" fo:min-height="0.872cm" fo:min-width="4.073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089cm" style:use-optimal-column-width="false"/>
    </style:style>
    <style:style style:name="co2" style:family="table-column">
      <style:table-column-properties style:column-width="2.428cm" style:use-optimal-column-width="false"/>
    </style:style>
    <style:style style:name="co3" style:family="table-column">
      <style:table-column-properties style:column-width="1.991cm" style:use-optimal-column-width="false"/>
    </style:style>
    <style:style style:name="co4" style:family="table-column">
      <style:table-column-properties style:column-width="3.027cm" style:use-optimal-column-width="false"/>
    </style:style>
    <style:style style:name="co5" style:family="table-column">
      <style:table-column-properties style:column-width="2.728cm" style:use-optimal-column-width="false"/>
    </style:style>
    <style:style style:name="co6" style:family="table-column">
      <style:table-column-properties style:column-width="2.958cm" style:use-optimal-column-width="false"/>
    </style:style>
    <style:style style:name="co7" style:family="table-column">
      <style:table-column-properties style:column-width="3.712cm" style:use-optimal-column-width="false"/>
    </style:style>
    <style:style style:name="co8" style:family="table-column">
      <style:table-column-properties style:column-width="2.242cm" style:use-optimal-column-width="false"/>
    </style:style>
    <style:style style:name="co9" style:family="table-column">
      <style:table-column-properties style:column-width="2.252cm" style:use-optimal-column-width="false"/>
    </style:style>
    <style:style style:name="co10" style:family="table-column">
      <style:table-column-properties style:column-width="1.762cm" style:use-optimal-column-width="false"/>
    </style:style>
    <style:style style:name="co11" style:family="table-column">
      <style:table-column-properties style:column-width="1.765cm" style:use-optimal-column-width="false"/>
    </style:style>
    <style:style style:name="ro1" style:family="table-row">
      <style:table-row-properties style:row-height="1.106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1cm"/>
    </style:style>
    <style:style style:name="ro4" style:family="table-row">
      <style:table-row-properties style:row-height="0.783cm"/>
    </style:style>
    <style:style style:name="ce1" style:family="table-cell">
      <style:text-properties fo:font-size="18pt" style:font-size-asian="18pt" style:font-size-complex="18pt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1.684cm" svg:height="10.414cm" svg:x="2.232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684cm" svg:height="7.366cm" svg:x="2.286cm" svg:y="0.508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Classfier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6.858cm" svg:height="1.016cm" svg:x="4.826cm" svg:y="1.27cm">
          <text:p text:style-name="P2">Race Det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6.858cm" svg:height="1.27cm" svg:x="4.826cm" svg:y="3.048cm">
          <text:p text:style-name="P2">IR Primary Analy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8.255cm" svg:y1="2.286cm" svg:x2="8.255cm" svg:y2="3.048cm" draw:start-shape="id1" draw:start-glue-point="2" draw:end-shape="id2" svg:d="M8255 2286v762" svg:viewBox="0 0 1 763">
          <text:p/>
        </draw:connector>
        <draw:custom-shape draw:style-name="gr6" draw:text-style-name="P2" xml:id="id3" draw:id="id3" draw:layer="layout" svg:width="3.302cm" svg:height="1.524cm" svg:x="4.318cm" svg:y="5.334cm">
          <text:p text:style-name="P2"><text:span text:style-name="T1">Execution</text:span></text:p>
          <text:p text:style-name="P2"><text:span text:style-name="T1">Flow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" draw:id="id4" draw:layer="layout" svg:width="3.302cm" svg:height="1.524cm" svg:x="8.89cm" svg:y="5.334cm">
          <text:p text:style-name="P2">Mem 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8.255cm" svg:y1="4.318cm" svg:x2="5.969cm" svg:y2="5.334cm" draw:start-shape="id2" draw:start-glue-point="2" draw:end-shape="id3" draw:end-glue-point="4" svg:d="M8255 4318l-2286 1016" svg:viewBox="0 0 2287 1017">
          <text:p/>
        </draw:connector>
        <draw:connector draw:style-name="gr5" draw:text-style-name="P3" draw:layer="layout" draw:type="line" svg:x1="8.255cm" svg:y1="4.318cm" svg:x2="10.541cm" svg:y2="5.334cm" draw:start-shape="id2" draw:start-glue-point="2" draw:end-shape="id4" draw:end-glue-point="4" svg:d="M8255 4318l2286 1016" svg:viewBox="0 0 2287 1017">
          <text:p/>
        </draw:connector>
        <draw:connector draw:style-name="gr5" draw:text-style-name="P3" draw:layer="layout" draw:type="line" svg:x1="5.969cm" svg:y1="6.858cm" svg:x2="5.996cm" svg:y2="10.637cm" draw:start-shape="id3" draw:start-glue-point="8" draw:end-shape="id5" draw:end-glue-point="0" svg:d="M5969 6858l27 3779" svg:viewBox="0 0 28 3780">
          <text:p/>
        </draw:connector>
        <draw:custom-shape draw:style-name="gr7" draw:text-style-name="P2" xml:id="id5" draw:id="id5" draw:layer="layout" svg:width="6.404cm" svg:height="1.27cm" svg:x="2.794cm" svg:y="10.6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2.192cm" svg:height="9.906cm" svg:x="14.986cm" svg:y="0.5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604cm" svg:height="1.016cm" svg:x="16.002cm" svg:y="1.27cm">
          <text:p text:style-name="P2">Symbolic Che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1" draw:text-style-name="P1" draw:layer="layout" svg:width="11.684cm" svg:height="19.558cm" svg:x="2.286cm" svg:y="0.508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6.858cm" svg:height="1.016cm" svg:x="4.699cm" svg:y="1.27cm">
          <text:p text:style-name="P2">Race Det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7" draw:id="id7" draw:layer="layout" svg:width="6.858cm" svg:height="1.27cm" svg:x="4.699cm" svg:y="3.148cm">
          <text:p text:style-name="P2">Symbolic Intercep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8.128cm" svg:y1="2.286cm" svg:x2="8.128cm" svg:y2="3.148cm" draw:start-shape="id6" draw:start-glue-point="2" draw:end-shape="id7" svg:d="M8128 2286v862" svg:viewBox="0 0 1 863">
          <text:p/>
        </draw:connector>
        <draw:custom-shape draw:style-name="gr6" draw:text-style-name="P2" xml:id="id11" draw:id="id11" draw:layer="layout" svg:width="3.302cm" svg:height="1.524cm" svg:x="4.064cm" svg:y="16.256cm">
          <text:p text:style-name="P2"><text:span text:style-name="T1">Execution</text:span></text:p>
          <text:p text:style-name="P2"><text:span text:style-name="T1">Flow</text:span>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2" draw:id="id12" draw:layer="layout" svg:width="3.302cm" svg:height="1.524cm" svg:x="8.99cm" svg:y="16.256cm">
          <text:p text:style-name="P2">Mem 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10" draw:id="id10" draw:layer="layout" svg:width="6.404cm" svg:height="1.27cm" svg:x="4.926cm" svg:y="12.7cm">
          <text:p text:style-name="P2">Classifi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xml:id="id23" draw:id="id23" draw:layer="layout" svg:width="12.192cm" svg:height="13.462cm" svg:x="14.732cm" svg:y="0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6.858cm" svg:height="1.27cm" svg:x="4.699cm" svg:y="5.334cm">
          <text:p text:style-name="P2">Symbolic Check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xml:id="id9" draw:id="id9" draw:layer="layout" svg:width="10.534cm" svg:height="3.317cm" svg:x="2.861cm" svg:y="7.93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orange3">
              <table:table-cell>
                <text:p>Site</text:p>
              </table:table-cell>
              <table:table-cell>
                <text:p>Type</text:p>
              </table:table-cell>
              <table:table-cell>
                <text:p>Len</text:p>
              </table:table-cell>
              <table:table-cell>
                <text:p>......</text:p>
              </table:table-cell>
            </table:table-row>
            <table:table-row table:style-name="ro1" table:default-cell-style-name="orange2">
              <table:table-cell>
                <text:p>a.c(12)</text:p>
              </table:table-cell>
              <table:table-cell>
                <text:p>Victim</text:p>
              </table:table-cell>
              <table:table-cell>
                <text:p>1-16</text:p>
              </table:table-cell>
              <table:table-cell>
                <text:p>......</text:p>
              </table:table-cell>
            </table:table-row>
            <table:table-row table:style-name="ro1" table:default-cell-style-name="orange1">
              <table:table-cell>
                <text:p>b.c(6)</text:p>
              </table:table-cell>
              <table:table-cell>
                <text:p>Crimer</text:p>
              </table:table-cell>
              <table:table-cell>
                <text:p>1-16</text:p>
              </table:table-cell>
              <table:table-cell>
                <text:p>......</text:p>
              </table:table-cell>
            </table:table-row>
          </table:table>
          <draw:image xlink:href="Pictures/TablePreview1.svm" xlink:type="simple" xlink:show="embed" xlink:actuate="onLoad"/>
        </draw:frame>
        <draw:connector draw:style-name="gr5" draw:text-style-name="P3" draw:layer="layout" draw:type="line" svg:x1="8.128cm" svg:y1="4.418cm" svg:x2="8.128cm" svg:y2="5.334cm" draw:start-shape="id7" draw:end-shape="id8" draw:end-glue-point="0" svg:d="M8128 4418v916" svg:viewBox="0 0 1 917">
          <text:p/>
        </draw:connector>
        <draw:connector draw:style-name="gr5" draw:text-style-name="P3" draw:layer="layout" draw:type="line" svg:x1="8.128cm" svg:y1="6.604cm" svg:x2="8.128cm" svg:y2="7.93cm" draw:start-shape="id8" draw:end-shape="id9" draw:end-glue-point="0" svg:d="M8128 6604v1326" svg:viewBox="0 0 1 1327">
          <text:p/>
        </draw:connector>
        <draw:connector draw:style-name="gr5" draw:text-style-name="P3" draw:layer="layout" draw:type="line" svg:x1="8.128cm" svg:y1="11.247cm" svg:x2="8.128cm" svg:y2="12.7cm" draw:start-shape="id9" draw:start-glue-point="2" draw:end-shape="id10" draw:end-glue-point="0" svg:d="M8128 11247v1453" svg:viewBox="0 0 1 1454">
          <text:p/>
        </draw:connector>
        <draw:connector draw:style-name="gr5" draw:text-style-name="P3" draw:layer="layout" draw:type="line" svg:x1="8.128cm" svg:y1="13.97cm" svg:x2="5.715cm" svg:y2="16.256cm" draw:start-shape="id10" draw:start-glue-point="2" draw:end-shape="id11" draw:end-glue-point="4" svg:d="M8128 13970l-2413 2286" svg:viewBox="0 0 2414 2287">
          <text:p/>
        </draw:connector>
        <draw:connector draw:style-name="gr5" draw:text-style-name="P3" draw:layer="layout" draw:type="line" svg:x1="8.128cm" svg:y1="13.97cm" svg:x2="10.641cm" svg:y2="16.256cm" draw:start-shape="id10" draw:start-glue-point="2" draw:end-shape="id12" draw:end-glue-point="4" svg:d="M8128 13970l2513 2286" svg:viewBox="0 0 2514 2287">
          <text:p/>
        </draw:connector>
        <draw:custom-shape draw:style-name="gr14" draw:text-style-name="P2" xml:id="id14" draw:id="id14" draw:layer="layout" svg:width="4.064cm" svg:height="1.016cm" svg:x="15.694cm" svg:y="3.302cm">
          <text:p text:style-name="P2">Intercep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xml:id="id13" draw:id="id13" draw:layer="layout" svg:width="3.81cm" svg:height="1.016cm" svg:x="15.794cm" svg:y="1.27cm">
          <text:p text:style-name="P2">Victim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xml:id="id16" draw:id="id16" draw:layer="layout" svg:width="10.414cm" svg:height="1.27cm" svg:x="15.694cm" svg:y="5.334cm">
          <text:p text:style-name="P2">Crowd Sourcing Ru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xml:id="id19" draw:id="id19" draw:layer="layout" svg:width="9.397cm" svg:height="2.915cm" svg:x="16.182cm" svg:y="8.006cm">
          <table:table table:template-name="orange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2" table:default-cell-style-name="orange3">
              <table:table-cell>
                <text:p>Site</text:p>
              </table:table-cell>
              <table:table-cell>
                <text:p>Type</text:p>
              </table:table-cell>
              <table:table-cell>
                <text:p>Size</text:p>
              </table:table-cell>
            </table:table-row>
            <table:table-row table:style-name="ro2" table:default-cell-style-name="orange2">
              <table:table-cell>
                <text:p>e.c(12)</text:p>
              </table:table-cell>
              <table:table-cell>
                <text:p>malloc</text:p>
              </table:table-cell>
              <table:table-cell>
                <text:p>128</text:p>
              </table:table-cell>
            </table:table-row>
            <table:table-row table:style-name="ro2" table:default-cell-style-name="orange1">
              <table:table-cell>
                <text:p>f.c(145)</text:p>
              </table:table-cell>
              <table:table-cell>
                <text:p>zalloc</text:p>
              </table:table-cell>
              <table:table-cell>
                <text:p>64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5" draw:text-style-name="P2" xml:id="id17" draw:id="id17" draw:layer="layout" svg:width="3.81cm" svg:height="1.016cm" svg:x="21.944cm" svg:y="1.27cm">
          <text:p text:style-name="P2">Benchmar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18" draw:id="id18" draw:layer="layout" svg:width="4.064cm" svg:height="1.016cm" svg:x="21.798cm" svg:y="3.302cm">
          <text:p text:style-name="P2">Intercep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17.699cm" svg:y1="2.286cm" svg:x2="17.726cm" svg:y2="3.302cm" draw:start-shape="id13" draw:start-glue-point="8" draw:end-shape="id14" svg:d="M17699 2286l27 1016" svg:viewBox="0 0 28 1017">
          <text:p/>
        </draw:connector>
        <draw:connector draw:style-name="gr5" draw:text-style-name="P3" xml:id="id15" draw:id="id15" draw:layer="layout" draw:type="line" svg:x1="17.726cm" svg:y1="4.318cm" svg:x2="17.726cm" svg:y2="4.318cm" draw:start-shape="id14" draw:start-glue-point="2" draw:end-shape="id14" draw:end-glue-point="2" svg:d="M17726 4318z" svg:viewBox="0 0 1 1">
          <text:p/>
        </draw:connector>
        <draw:connector draw:style-name="gr5" draw:text-style-name="P3" draw:layer="layout" draw:type="line" svg:x1="17.726cm" svg:y1="4.318cm" svg:x2="20.901cm" svg:y2="5.334cm" draw:start-shape="id15" draw:start-glue-point="0" draw:end-shape="id16" draw:end-glue-point="0" svg:d="M17726 4318l3175 1016" svg:viewBox="0 0 3176 1017">
          <text:p/>
        </draw:connector>
        <draw:connector draw:style-name="gr5" draw:text-style-name="P3" draw:layer="layout" draw:type="line" svg:x1="23.849cm" svg:y1="2.286cm" svg:x2="23.83cm" svg:y2="3.302cm" draw:start-shape="id17" draw:start-glue-point="8" draw:end-shape="id18" draw:end-glue-point="0" svg:d="M23849 2286l-19 1016" svg:viewBox="0 0 20 1017">
          <text:p/>
        </draw:connector>
        <draw:connector draw:style-name="gr5" draw:text-style-name="P3" draw:layer="layout" draw:type="line" svg:x1="23.83cm" svg:y1="4.318cm" svg:x2="20.901cm" svg:y2="5.334cm" draw:start-shape="id18" draw:start-glue-point="2" draw:end-shape="id16" draw:end-glue-point="0" svg:d="M23830 4318l-2929 1016" svg:viewBox="0 0 2930 1017">
          <text:p/>
        </draw:connector>
        <draw:connector draw:style-name="gr5" draw:text-style-name="P3" draw:layer="layout" draw:type="line" svg:x1="20.901cm" svg:y1="6.604cm" svg:x2="20.88cm" svg:y2="8.006cm" draw:start-shape="id16" draw:start-glue-point="2" draw:end-shape="id19" draw:end-glue-point="0" svg:d="M20901 6604l-21 1402" svg:viewBox="0 0 22 1403">
          <text:p/>
        </draw:connector>
        <draw:custom-shape draw:style-name="gr17" draw:text-style-name="P2" xml:id="id20" draw:id="id20" draw:layer="layout" svg:width="8.636cm" svg:height="1.27cm" svg:x="16.61cm" svg:y="12.084cm">
          <text:p text:style-name="P2">Mapping Proces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2.192cm" svg:height="5.08cm" svg:x="14.732cm" svg:y="14.978cm">
          <text:p/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0.88cm" svg:y1="10.921cm" svg:x2="20.928cm" svg:y2="12.084cm" draw:start-shape="id19" draw:start-glue-point="2" draw:end-shape="id20" svg:d="M20880 10921l48 1163" svg:viewBox="0 0 49 1164">
          <text:p/>
        </draw:connector>
        <draw:connector draw:style-name="gr5" draw:text-style-name="P3" draw:layer="layout" draw:type="line" svg:x1="20.928cm" svg:y1="13.354cm" svg:x2="20.901cm" svg:y2="15.856cm" draw:start-shape="id20" draw:start-glue-point="2" draw:end-shape="id21" draw:end-glue-point="0" svg:d="M20928 13354l-27 2502" svg:viewBox="0 0 28 2503">
          <text:p/>
        </draw:connector>
        <draw:custom-shape draw:style-name="gr19" draw:text-style-name="P2" xml:id="id21" draw:id="id21" draw:layer="layout" svg:width="8.382cm" svg:height="1.27cm" svg:x="16.71cm" svg:y="15.856cm">
          <text:p text:style-name="P2">Verifying Ru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20.901cm" svg:y1="17.126cm" svg:x2="20.901cm" svg:y2="17.126cm" draw:start-shape="id21" draw:start-glue-point="2" draw:end-shape="id21" svg:d="M20901 17126z" svg:viewBox="0 0 1 1">
          <text:p/>
        </draw:connector>
        <draw:custom-shape draw:style-name="gr20" draw:text-style-name="P2" xml:id="id22" draw:id="id22" draw:layer="layout" svg:width="4.572cm" svg:height="1.524cm" svg:x="18.642cm" svg:y="17.988cm">
          <text:p text:style-name="P2">Re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20.901cm" svg:y1="17.126cm" svg:x2="20.928cm" svg:y2="17.988cm" draw:start-shape="id21" draw:end-shape="id22" draw:end-glue-point="4" svg:d="M20901 17126l27 862" svg:viewBox="0 0 28 863">
          <text:p/>
        </draw:connector>
        <draw:connector draw:style-name="gr5" draw:text-style-name="P3" draw:layer="layout" draw:line-skew="0cm 1.523cm" svg:x1="5.715cm" svg:y1="17.78cm" svg:x2="16.71cm" svg:y2="16.491cm" draw:start-shape="id11" draw:start-glue-point="8" draw:end-shape="id21" draw:end-glue-point="3" svg:d="M5715 17780v502h7847v-1791h3148" svg:viewBox="0 0 10996 1792">
          <text:p/>
        </draw:connector>
        <draw:connector draw:style-name="gr5" draw:text-style-name="P3" draw:layer="layout" draw:line-skew="-0.559cm" svg:x1="12.292cm" svg:y1="17.018cm" svg:x2="14.732cm" svg:y2="7.239cm" draw:start-shape="id12" draw:start-glue-point="10" draw:end-shape="id23" svg:d="M12292 17018h662v-9779h1778" svg:viewBox="0 0 2441 9780">
          <text:p/>
        </draw:connector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1" draw:text-style-name="P2" xml:id="id24" draw:id="id24" draw:layer="layout" svg:width="3.81cm" svg:height="1.27cm" svg:x="2.54cm" svg:y="3.048cm">
          <text:p text:style-name="P2">Var Assig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7.874cm" svg:height="1.016cm" svg:x="1.778cm" svg:y="1.016cm">
          <text:p text:style-name="P2">Conceptual Model</text:p>
          <draw:enhanced-geometry svg:viewBox="0 0 21600 21600" draw:type="rectangle" draw:enhanced-path="M 0 0 L 21600 0 21600 21600 0 21600 0 0 Z N"/>
        </draw:custom-shape>
        <draw:custom-shape draw:style-name="gr21" draw:text-style-name="P2" xml:id="id25" draw:id="id25" draw:layer="layout" svg:width="3.81cm" svg:height="1.27cm" svg:x="2.54cm" svg:y="6.604cm">
          <text:p text:style-name="P2">Corru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26" draw:id="id26" draw:layer="layout" svg:width="3.81cm" svg:height="1.27cm" svg:x="2.54cm" svg:y="9.398cm">
          <text:p text:style-name="P2">U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xml:id="id29" draw:id="id29" draw:layer="layout" svg:width="5.08cm" svg:height="1.27cm" svg:x="0.254cm" svg:y="13.97cm">
          <text:p text:style-name="P2">Normal Fl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xml:id="id28" draw:id="id28" draw:layer="layout" svg:width="3.302cm" svg:height="1.27cm" svg:x="7.366cm" svg:y="5.715cm">
          <text:p text:style-name="P2">R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svg:x1="4.445cm" svg:y1="4.318cm" svg:x2="4.445cm" svg:y2="6.604cm" draw:start-shape="id24" draw:start-glue-point="2" draw:end-shape="id25" draw:end-glue-point="0" svg:d="M4445 4318v2286" svg:viewBox="0 0 1 2287">
          <text:p/>
        </draw:connector>
        <draw:connector draw:style-name="gr5" draw:text-style-name="P3" draw:layer="layout" svg:x1="4.445cm" svg:y1="7.874cm" svg:x2="4.445cm" svg:y2="9.398cm" draw:start-shape="id25" draw:start-glue-point="2" draw:end-shape="id26" svg:d="M4445 7874v1524" svg:viewBox="0 0 1 1525">
          <text:p/>
        </draw:connector>
        <draw:line draw:style-name="gr25" draw:text-style-name="P3" draw:layer="layout" svg:x1="8.636cm" svg:y1="2.54cm" svg:x2="8.636cm" svg:y2="18.796cm">
          <text:p/>
        </draw:line>
        <draw:line draw:style-name="gr25" draw:text-style-name="P3" draw:layer="layout" svg:x1="16.926cm" svg:y1="2.448cm" svg:x2="16.926cm" svg:y2="18.704cm">
          <text:p/>
        </draw:line>
        <draw:custom-shape draw:style-name="gr21" draw:text-style-name="P2" xml:id="id27" draw:id="id27" draw:layer="layout" svg:width="3.81cm" svg:height="1.27cm" svg:x="11.176cm" svg:y="4.064cm">
          <text:p text:style-name="P2">Var Assig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1.176cm" svg:y1="4.699cm" svg:x2="9.017cm" svg:y2="5.715cm" draw:start-shape="id27" draw:start-glue-point="3" draw:end-shape="id28" svg:d="M11176 4699h-2159v1016" svg:viewBox="0 0 2160 1017">
          <text:p/>
        </draw:connector>
        <draw:connector draw:style-name="gr5" draw:text-style-name="P3" draw:layer="layout" draw:type="lines" svg:x1="4.445cm" svg:y1="10.668cm" svg:x2="2.794cm" svg:y2="13.97cm" draw:start-shape="id26" draw:end-shape="id29" draw:end-glue-point="0" svg:d="M4445 10668v502l-1651 2299v501" svg:viewBox="0 0 1652 3303">
          <text:p/>
        </draw:connector>
        <draw:connector draw:style-name="gr5" draw:text-style-name="P3" draw:layer="layout" draw:type="lines" svg:x1="7.366cm" svg:y1="6.35cm" svg:x2="6.35cm" svg:y2="7.239cm" draw:start-shape="id28" draw:end-shape="id25" draw:end-glue-point="1" svg:d="M7366 6350h-501l-13 889h-502" svg:viewBox="0 0 1017 890">
          <text:p/>
        </draw:connector>
        <draw:custom-shape draw:style-name="gr26" draw:text-style-name="P2" xml:id="id30" draw:id="id30" draw:layer="layout" svg:width="4.826cm" svg:height="1.27cm" svg:x="7.112cm" svg:y="12.4cm">
          <text:p text:style-name="P2">Mem Ope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s" svg:x1="4.445cm" svg:y1="10.668cm" svg:x2="7.112cm" svg:y2="13.035cm" draw:start-shape="id26" draw:start-glue-point="2" draw:end-shape="id30" svg:d="M4445 10668v502l2166 1865h501" svg:viewBox="0 0 2668 2368">
          <text:p/>
        </draw:connector>
        <draw:custom-shape draw:style-name="gr27" draw:text-style-name="P2" xml:id="id31" draw:id="id31" draw:layer="layout" svg:width="5.588cm" svg:height="1.27cm" svg:x="14.132cm" svg:y="12cm">
          <text:p text:style-name="P2">Buffer Overfl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s" svg:x1="11.938cm" svg:y1="13.035cm" svg:x2="14.132cm" svg:y2="12.635cm" draw:start-shape="id30" draw:end-shape="id31" draw:end-glue-point="6" svg:d="M11938 13035h502l1191-400h501" svg:viewBox="0 0 2195 401">
          <text:p/>
        </draw:connector>
        <draw:custom-shape draw:style-name="gr21" draw:text-style-name="P2" xml:id="id33" draw:id="id33" draw:layer="layout" svg:width="3.81cm" svg:height="1.27cm" svg:x="20.228cm" svg:y="8.666cm">
          <text:p text:style-name="P2">Var Assig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32" draw:id="id32" draw:layer="layout" svg:width="3.81cm" svg:height="1.27cm" svg:x="21.082cm" svg:y="12cm">
          <text:p text:style-name="P2">Corru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s" svg:x1="19.72cm" svg:y1="12.635cm" svg:x2="21.082cm" svg:y2="12.635cm" draw:start-shape="id31" draw:start-glue-point="10" draw:end-shape="id32" svg:d="M19720 12635h502 359 501" svg:viewBox="0 0 1363 1">
          <text:p/>
        </draw:connector>
        <draw:connector draw:style-name="gr5" draw:text-style-name="P3" draw:layer="layout" draw:type="lines" svg:x1="22.133cm" svg:y1="9.936cm" svg:x2="22.987cm" svg:y2="12cm" draw:start-shape="id33" draw:start-glue-point="2" draw:end-shape="id32" svg:d="M22133 9936v502l854 1061v501" svg:viewBox="0 0 855 2065">
          <text:p/>
        </draw:connector>
        <draw:custom-shape draw:style-name="gr21" draw:text-style-name="P2" xml:id="id34" draw:id="id34" draw:layer="layout" svg:width="3.81cm" svg:height="1.27cm" svg:x="20.336cm" svg:y="15.302cm">
          <text:p text:style-name="P2">U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s" svg:x1="22.987cm" svg:y1="13.27cm" svg:x2="22.241cm" svg:y2="15.302cm" draw:start-shape="id32" draw:start-glue-point="2" draw:end-shape="id34" draw:end-glue-point="0" svg:d="M22987 13270v502l-746 1029v501" svg:viewBox="0 0 747 2033">
          <text:p/>
        </draw:connector>
        <draw:frame draw:style-name="gr28" draw:text-style-name="P5" draw:layer="layout" svg:width="3.038cm" svg:height="0.962cm" svg:x="2.286cm" svg:y="17.018cm">
          <draw:text-box>
            <text:p>Thread 1</text:p>
          </draw:text-box>
        </draw:frame>
        <draw:frame draw:style-name="gr28" draw:text-style-name="P5" draw:layer="layout" svg:width="3.038cm" svg:height="0.962cm" svg:x="11.684cm" svg:y="16.818cm">
          <draw:text-box>
            <text:p>Thread 2</text:p>
          </draw:text-box>
        </draw:frame>
        <draw:frame draw:style-name="gr29" draw:text-style-name="P5" draw:layer="layout" svg:width="3.038cm" svg:height="0.962cm" svg:x="21.336cm" svg:y="16.835cm">
          <draw:text-box>
            <text:p>Thread 3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30" draw:text-style-name="P6" xml:id="id53" draw:id="id53" draw:layer="layout" svg:width="8.128cm" svg:height="1.524cm" svg:x="14.732cm" svg:y="17.01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7.874cm" svg:height="1.016cm" svg:x="1.778cm" svg:y="1.016cm">
          <text:p text:style-name="P2">Design</text:p>
          <draw:enhanced-geometry svg:viewBox="0 0 21600 21600" draw:type="rectangle" draw:enhanced-path="M 0 0 L 21600 0 21600 21600 0 21600 0 0 Z N"/>
        </draw:custom-shape>
        <draw:custom-shape draw:style-name="gr31" draw:text-style-name="P2" xml:id="id38" draw:id="id38" draw:layer="layout" svg:width="5.842cm" svg:height="1.016cm" svg:x="2.794cm" svg:y="3.048cm">
          <text:p text:style-name="P2">Race Det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xml:id="id35" draw:id="id35" draw:layer="layout" svg:width="3.302cm" svg:height="1.27cm" svg:x="2.286cm" svg:y="5.842cm">
          <text:p text:style-name="P2">Analy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xml:id="id36" draw:id="id36" draw:layer="layout" svg:width="3.302cm" svg:height="1.016cm" svg:x="6.858cm" svg:y="5.08cm">
          <text:p text:style-name="P2">St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xml:id="id37" draw:id="id37" draw:layer="layout" svg:width="3.302cm" svg:height="1.016cm" svg:x="6.858cm" svg:y="6.858cm">
          <text:p text:style-name="P2">Symbol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s" svg:x1="5.588cm" svg:y1="6.477cm" svg:x2="6.858cm" svg:y2="5.588cm" draw:start-shape="id35" draw:end-shape="id36" svg:d="M5588 6477h502l267-889h501" svg:viewBox="0 0 1271 890">
          <text:p/>
        </draw:connector>
        <draw:connector draw:style-name="gr5" draw:text-style-name="P3" draw:layer="layout" draw:type="lines" svg:x1="5.588cm" svg:y1="6.477cm" svg:x2="6.858cm" svg:y2="7.366cm" draw:start-shape="id35" draw:start-glue-point="1" draw:end-shape="id37" svg:d="M5588 6477h502l267 889h501" svg:viewBox="0 0 1271 890">
          <text:p/>
        </draw:connector>
        <draw:connector draw:style-name="gr5" draw:text-style-name="P3" draw:layer="layout" draw:type="lines" svg:x1="5.715cm" svg:y1="4.064cm" svg:x2="3.937cm" svg:y2="5.842cm" draw:start-shape="id38" draw:end-shape="id35" draw:end-glue-point="0" svg:d="M5715 4064v502l-1778 775v501" svg:viewBox="0 0 1779 1779">
          <text:p/>
        </draw:connector>
        <draw:custom-shape draw:style-name="gr34" draw:text-style-name="P2" xml:id="id39" draw:id="id39" draw:layer="layout" svg:width="4.572cm" svg:height="2.032cm" svg:x="3.111cm" svg:y="9.013cm">
          <text:p text:style-name="P2">Classifi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s" svg:x1="3.937cm" svg:y1="7.112cm" svg:x2="5.397cm" svg:y2="9.013cm" draw:start-shape="id35" draw:end-shape="id39" draw:end-glue-point="4" svg:d="M3937 7112v502l1460 898v501" svg:viewBox="0 0 1461 1902">
          <text:p/>
        </draw:connector>
        <draw:custom-shape draw:style-name="gr35" draw:text-style-name="P2" xml:id="id40" draw:id="id40" draw:layer="layout" svg:width="3.81cm" svg:height="1.27cm" svg:x="2.032cm" svg:y="12.446cm">
          <text:p text:style-name="P2">Norm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s" svg:x1="5.397cm" svg:y1="11.045cm" svg:x2="3.937cm" svg:y2="12.446cm" draw:start-shape="id39" draw:start-glue-point="6" draw:end-shape="id40" svg:d="M5397 11045v502l-1460 398v501" svg:viewBox="0 0 1461 1402">
          <text:p/>
        </draw:connector>
        <draw:custom-shape draw:style-name="gr36" draw:text-style-name="P2" xml:id="id41" draw:id="id41" draw:layer="layout" svg:width="3.556cm" svg:height="2.286cm" svg:x="2.186cm" svg:y="15.748cm">
          <text:p text:style-name="P2">Verifier</text:p>
          <text:p text:style-name="P2">(TSAN/</text:p>
          <text:p text:style-name="P2">ASAN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s" svg:x1="3.937cm" svg:y1="13.716cm" svg:x2="3.964cm" svg:y2="15.748cm" draw:start-shape="id40" draw:start-glue-point="8" draw:end-shape="id41" draw:end-glue-point="0" svg:d="M3937 13716v502l27 1029v501" svg:viewBox="0 0 28 2033">
          <text:p/>
        </draw:connector>
        <draw:connector draw:style-name="gr5" draw:text-style-name="P3" draw:layer="layout" draw:type="lines" svg:x1="5.397cm" svg:y1="11.045cm" svg:x2="10.768cm" svg:y2="13.081cm" draw:start-shape="id39" draw:start-glue-point="6" draw:end-shape="id42" svg:d="M5397 11045v502l4870 1534h501" svg:viewBox="0 0 5372 2037">
          <text:p/>
        </draw:connector>
        <draw:line draw:style-name="gr37" draw:text-style-name="P3" draw:layer="layout" svg:x1="12.446cm" svg:y1="0.762cm" svg:x2="12.7cm" svg:y2="18.796cm">
          <text:p/>
        </draw:line>
        <draw:custom-shape draw:style-name="gr38" draw:text-style-name="P2" xml:id="id42" draw:id="id42" draw:layer="layout" svg:width="3.556cm" svg:height="1.27cm" svg:x="10.768cm" svg:y="12.446cm">
          <text:p text:style-name="P2">Mem 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5" draw:layer="layout" svg:width="4.871cm" svg:height="0.962cm" svg:x="2.794cm" svg:y="18.034cm">
          <draw:text-box>
            <text:p>Attack Analyzer</text:p>
          </draw:text-box>
        </draw:frame>
        <draw:frame draw:style-name="gr40" draw:text-style-name="P5" draw:layer="layout" svg:width="5.328cm" svg:height="0.962cm" svg:x="17.272cm" svg:y="19.388cm">
          <draw:text-box>
            <text:p>Memory Checker</text:p>
          </draw:text-box>
        </draw:frame>
        <draw:custom-shape draw:style-name="gr41" draw:text-style-name="P2" xml:id="id44" draw:id="id44" draw:layer="layout" svg:width="5.588cm" svg:height="1.016cm" svg:x="17.018cm" svg:y="5.08cm">
          <text:p text:style-name="P2">Allocation Che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xml:id="id43" draw:id="id43" draw:layer="layout" svg:width="3.302cm" svg:height="1.016cm" svg:x="14.732cm" svg:y="2.54cm">
          <text:p text:style-name="P2">Execu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45" draw:id="id45" draw:layer="layout" svg:width="4.064cm" svg:height="1.016cm" svg:x="18.288cm" svg:y="2.54cm">
          <text:p text:style-name="P2">MemFunc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" xml:id="id46" draw:id="id46" draw:layer="layout" svg:width="3.048cm" svg:height="1.016cm" svg:x="22.86cm" svg:y="2.54cm">
          <text:p text:style-name="P2">Tackle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s" svg:x1="16.383cm" svg:y1="3.556cm" svg:x2="19.812cm" svg:y2="5.08cm" draw:start-shape="id43" draw:start-glue-point="2" draw:end-shape="id44" draw:end-glue-point="0" svg:d="M16383 3556v502l3429 521v501" svg:viewBox="0 0 3430 1525">
          <text:p/>
        </draw:connector>
        <draw:connector draw:style-name="gr5" draw:text-style-name="P3" draw:layer="layout" draw:type="lines" svg:x1="20.32cm" svg:y1="3.556cm" svg:x2="19.812cm" svg:y2="5.08cm" draw:start-shape="id45" draw:start-glue-point="2" draw:end-shape="id44" draw:end-glue-point="0" svg:d="M20320 3556v502l-508 521v501" svg:viewBox="0 0 509 1525">
          <text:p/>
        </draw:connector>
        <draw:connector draw:style-name="gr5" draw:text-style-name="P3" draw:layer="layout" draw:type="lines" svg:x1="24.384cm" svg:y1="3.556cm" svg:x2="19.812cm" svg:y2="5.08cm" draw:start-shape="id46" draw:start-glue-point="2" draw:end-shape="id44" draw:end-glue-point="0" svg:d="M24384 3556v502l-4572 521v501" svg:viewBox="0 0 4573 1525">
          <text:p/>
        </draw:connector>
        <draw:frame draw:style-name="standard" xml:id="id47" draw:id="id47" draw:layer="layout" svg:width="13.461cm" svg:height="1.942cm" svg:x="13.716cm" svg:y="7.592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3" table:default-cell-style-name="gray3">
              <table:table-cell table:style-name="ce1">
                <text:p><text:span text:style-name="T2">pid+line </text:span></text:p>
              </table:table-cell>
              <table:table-cell>
                <text:p><text:span text:style-name="T2">type</text:span></text:p>
              </table:table-cell>
              <table:table-cell>
                <text:p><text:span text:style-name="T2">alloc_t</text:span></text:p>
              </table:table-cell>
              <table:table-cell>
                <text:p><text:span text:style-name="T2">alloc_s</text:span></text:p>
              </table:table-cell>
              <table:table-cell>
                <text:p><text:span text:style-name="T2">free_t</text:span></text:p>
              </table:table-cell>
              <table:table-cell>
                <text:p><text:span text:style-name="T2">tackled</text:span>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onnector draw:style-name="gr5" draw:text-style-name="P3" draw:layer="layout" draw:type="lines" svg:x1="19.812cm" svg:y1="6.096cm" svg:x2="20.446cm" svg:y2="7.592cm" draw:start-shape="id44" draw:start-glue-point="2" draw:end-shape="id47" svg:d="M19812 6096v502l634 493v501" svg:viewBox="0 0 635 1497">
          <text:p/>
        </draw:connector>
        <draw:connector draw:style-name="gr5" draw:text-style-name="P3" draw:layer="layout" draw:type="lines" svg:x1="12.546cm" svg:y1="12.446cm" svg:x2="14.732cm" svg:y2="3.048cm" draw:start-shape="id42" draw:start-glue-point="4" draw:end-shape="id43" draw:end-glue-point="3" svg:d="M12546 12446v-501l1685-8897h501" svg:viewBox="0 0 2187 9399">
          <text:p/>
        </draw:connector>
        <draw:connector draw:style-name="gr5" draw:text-style-name="P3" draw:layer="layout" svg:x1="11.288cm" svg:y1="12.632cm" svg:x2="24.384cm" svg:y2="2.54cm" draw:start-shape="id42" draw:start-glue-point="5" draw:end-shape="id46" draw:end-glue-point="0" svg:d="M11288 12632v-10593h13096v501" svg:viewBox="0 0 13097 10594">
          <text:p/>
        </draw:connector>
        <draw:custom-shape draw:style-name="gr43" draw:text-style-name="P2" xml:id="id49" draw:id="id49" draw:layer="layout" svg:width="5.08cm" svg:height="1.084cm" svg:x="18.796cm" svg:y="13.632cm">
          <text:p text:style-name="P2">Usage Che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xml:id="id48" draw:id="id48" draw:layer="layout" svg:width="3.556cm" svg:height="1.016cm" svg:x="15.494cm" svg:y="10.922cm">
          <text:p text:style-name="P2">Execu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50" draw:id="id50" draw:layer="layout" svg:width="3.81cm" svg:height="1.016cm" svg:x="19.304cm" svg:y="10.922cm">
          <text:p text:style-name="P2">OpratnDef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xml:id="id51" draw:id="id51" draw:layer="layout" svg:width="3.81cm" svg:height="1.016cm" svg:x="23.368cm" svg:y="10.922cm">
          <text:p text:style-name="P2">Tackle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s" svg:x1="17.272cm" svg:y1="11.938cm" svg:x2="21.336cm" svg:y2="13.632cm" draw:start-shape="id48" draw:start-glue-point="2" draw:end-shape="id49" draw:end-glue-point="0" svg:d="M17272 11938v502l4064 691v501" svg:viewBox="0 0 4065 1695">
          <text:p/>
        </draw:connector>
        <draw:connector draw:style-name="gr5" draw:text-style-name="P3" draw:layer="layout" draw:type="lines" svg:x1="21.209cm" svg:y1="11.938cm" svg:x2="21.336cm" svg:y2="13.632cm" draw:start-shape="id50" draw:start-glue-point="2" draw:end-shape="id49" draw:end-glue-point="0" svg:d="M21209 11938v502l127 691v501" svg:viewBox="0 0 128 1695">
          <text:p/>
        </draw:connector>
        <draw:connector draw:style-name="gr5" draw:text-style-name="P3" draw:layer="layout" draw:type="lines" svg:x1="25.273cm" svg:y1="11.938cm" svg:x2="21.336cm" svg:y2="13.632cm" draw:start-shape="id51" draw:start-glue-point="2" draw:end-shape="id49" draw:end-glue-point="0" svg:d="M25273 11938v502l-3937 691v501" svg:viewBox="0 0 3938 1695">
          <text:p/>
        </draw:connector>
        <draw:frame draw:style-name="standard" xml:id="id52" draw:id="id52" draw:layer="layout" svg:width="14.098cm" svg:height="0.848cm" svg:x="13.374cm" svg:y="15.435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4" table:default-cell-style-name="gray3">
              <table:table-cell>
                <text:p><text:span text:style-name="T3">line</text:span></text:p>
              </table:table-cell>
              <table:table-cell>
                <text:p><text:span text:style-name="T3">oprtn</text:span></text:p>
              </table:table-cell>
              <table:table-cell>
                <text:p><text:span text:style-name="T3">site</text:span></text:p>
              </table:table-cell>
              <table:table-cell>
                <text:p><text:span text:style-name="T3">size</text:span></text:p>
              </table:table-cell>
              <table:table-cell>
                <text:p><text:span text:style-name="T3">...</text:span></text:p>
              </table:table-cell>
              <table:table-cell>
                <text:p><text:span text:style-name="T3">...</text:span></text:p>
              </table:table-cell>
              <table:table-cell>
                <text:p><text:span text:style-name="T3">...</text:span></text:p>
              </table:table-cell>
              <table:table-cell>
                <text:p><text:span text:style-name="T3">...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5" draw:text-style-name="P3" draw:layer="layout" draw:type="lines" draw:line-skew="-0.232cm" svg:x1="21.336cm" svg:y1="14.716cm" svg:x2="20.423cm" svg:y2="15.435cm" draw:start-shape="id49" draw:start-glue-point="2" draw:end-shape="id52" draw:end-glue-point="0" svg:d="M21336 14716v270l-913-52v501" svg:viewBox="0 0 914 720">
          <text:p/>
        </draw:connector>
        <draw:custom-shape draw:style-name="gr46" draw:text-style-name="P2" draw:layer="layout" svg:width="2.032cm" svg:height="0.762cm" svg:x="15.132cm" svg:y="17.272cm">
          <text:p text:style-name="P2">T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draw:layer="layout" svg:width="2.032cm" svg:height="0.762cm" svg:x="20.233cm" svg:y="17.273cm">
          <text:p text:style-name="P2">T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draw:layer="layout" svg:width="2.032cm" svg:height="0.762cm" svg:x="17.733cm" svg:y="17.273cm">
          <text:p text:style-name="P2">T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s" svg:x1="14.732cm" svg:y1="17.78cm" svg:x2="5.742cm" svg:y2="16.891cm" draw:start-shape="id53" draw:start-glue-point="3" draw:end-shape="id41" svg:d="M14732 17780h-501l-7987-889h-502" svg:viewBox="0 0 8991 890">
          <text:p/>
        </draw:connector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47" draw:text-style-name="P7" xml:id="id62" draw:id="id62" draw:layer="layout" svg:width="7.366cm" svg:height="1.578cm" svg:x="15.98cm" svg:y="16.256cm">
          <text:p text:style-name="P2">PoC(Scheduled)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2" xml:id="id57" draw:id="id57" draw:layer="layout" svg:width="5.842cm" svg:height="1.016cm" svg:x="2.894cm" svg:y="4.064cm">
          <text:p text:style-name="P2">Race Det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" xml:id="id54" draw:id="id54" draw:layer="layout" svg:width="3.302cm" svg:height="1.27cm" svg:x="4.164cm" svg:y="7.62cm">
          <text:p text:style-name="P2">Analy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xml:id="id55" draw:id="id55" draw:layer="layout" svg:width="3.302cm" svg:height="1.016cm" svg:x="8.652cm" svg:y="6.604cm">
          <text:p text:style-name="P2">Stat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xml:id="id56" draw:id="id56" draw:layer="layout" svg:width="3.302cm" svg:height="1.016cm" svg:x="8.652cm" svg:y="8.89cm">
          <text:p text:style-name="P2">Symbol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3" draw:layer="layout" draw:type="lines" draw:line-skew="-0.348cm" svg:x1="7.466cm" svg:y1="8.255cm" svg:x2="8.652cm" svg:y2="7.112cm" draw:start-shape="id54" draw:end-shape="id55" svg:d="M7466 8255h154l531-1143h501" svg:viewBox="0 0 1187 1144">
          <text:p/>
        </draw:connector>
        <draw:connector draw:style-name="gr49" draw:text-style-name="P3" draw:layer="layout" draw:type="lines" draw:line-skew="-0.348cm" svg:x1="7.466cm" svg:y1="8.255cm" svg:x2="8.652cm" svg:y2="9.398cm" draw:start-shape="id54" draw:start-glue-point="1" draw:end-shape="id56" svg:d="M7466 8255h154l531 1143h501" svg:viewBox="0 0 1187 1144">
          <text:p/>
        </draw:connector>
        <draw:connector draw:style-name="gr5" draw:text-style-name="P3" draw:layer="layout" draw:type="lines" svg:x1="5.815cm" svg:y1="5.08cm" svg:x2="5.815cm" svg:y2="7.62cm" draw:start-shape="id57" draw:end-shape="id54" draw:end-glue-point="0" svg:d="M5815 5080v502 1537 501" svg:viewBox="0 0 1 2541">
          <text:p/>
        </draw:connector>
        <draw:custom-shape draw:style-name="gr35" draw:text-style-name="P2" xml:id="id58" draw:id="id58" draw:layer="layout" svg:width="3.81cm" svg:height="1.27cm" svg:x="2.932cm" svg:y="12.446cm">
          <text:p text:style-name="P2">Control Fl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59" draw:id="id59" draw:layer="layout" svg:width="3.556cm" svg:height="2.286cm" svg:x="5.186cm" svg:y="15.848cm">
          <text:p text:style-name="P2">Verifier</text:p>
          <text:p text:style-name="P2">(TSAN/</text:p>
          <text:p text:style-name="P2">ASAN..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s" svg:x1="4.837cm" svg:y1="13.716cm" svg:x2="6.964cm" svg:y2="15.848cm" draw:start-shape="id58" draw:start-glue-point="8" draw:end-shape="id59" draw:end-glue-point="0" svg:d="M4837 13716v502l2127 1129v501" svg:viewBox="0 0 2128 2133">
          <text:p/>
        </draw:connector>
        <draw:connector draw:style-name="gr5" draw:text-style-name="P3" draw:layer="layout" draw:type="lines" svg:x1="5.815cm" svg:y1="8.89cm" svg:x2="10.268cm" svg:y2="13.081cm" draw:start-shape="id54" draw:start-glue-point="2" draw:end-shape="id60" svg:d="M5815 8890v502l3952 3689h501" svg:viewBox="0 0 4454 4192">
          <text:p/>
        </draw:connector>
        <draw:custom-shape draw:style-name="gr38" draw:text-style-name="P2" xml:id="id60" draw:id="id60" draw:layer="layout" svg:width="3.556cm" svg:height="1.27cm" svg:x="10.268cm" svg:y="12.446cm">
          <text:p text:style-name="P2">Data Fl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xml:id="id61" draw:id="id61" draw:layer="layout" svg:width="4.064cm" svg:height="1.27cm" svg:x="13.502cm" svg:y="6.096cm">
          <text:p text:style-name="P2">Allocation </text:p>
          <text:p text:style-name="P2">Che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s" svg:x1="12.046cm" svg:y1="12.446cm" svg:x2="13.502cm" svg:y2="6.731cm" draw:start-shape="id60" draw:start-glue-point="4" draw:end-shape="id61" draw:end-glue-point="3" svg:d="M12046 12446v-501l955-5214h501" svg:viewBox="0 0 1457 5716">
          <text:p/>
        </draw:connector>
        <draw:custom-shape draw:style-name="gr51" draw:text-style-name="P2" xml:id="id66" draw:id="id66" draw:layer="layout" svg:width="4.064cm" svg:height="1.289cm" svg:x="19.444cm" svg:y="10.649cm">
          <text:p text:style-name="P2">Usage </text:p>
          <text:p text:style-name="P2">Che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s" svg:x1="15.98cm" svg:y1="17.045cm" svg:x2="8.742cm" svg:y2="16.991cm" draw:start-shape="id62" draw:start-glue-point="5" draw:end-shape="id59" svg:d="M15980 17045h-501l-6235-54h-502" svg:viewBox="0 0 7239 55">
          <text:p/>
        </draw:connector>
        <draw:custom-shape draw:style-name="gr52" draw:text-style-name="P7" xml:id="id63" draw:id="id63" draw:layer="layout" svg:width="7.012cm" svg:height="1.27cm" svg:x="2.286cm" svg:y="1.27cm">
          <text:p text:style-name="P2">Target Benchmark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3" draw:layer="layout" draw:type="lines" svg:x1="5.815cm" svg:y1="8.89cm" svg:x2="4.837cm" svg:y2="12.446cm" draw:start-shape="id54" draw:start-glue-point="2" draw:end-shape="id58" draw:end-glue-point="4" svg:d="M5815 8890v502l-978 2553v501" svg:viewBox="0 0 979 3557">
          <text:p/>
        </draw:connector>
        <draw:connector draw:style-name="gr5" draw:text-style-name="P3" draw:layer="layout" draw:type="lines" svg:x1="5.792cm" svg:y1="2.54cm" svg:x2="5.815cm" svg:y2="4.064cm" draw:start-shape="id63" draw:end-shape="id57" draw:end-glue-point="0" svg:d="M5792 2540v502l23 521v501" svg:viewBox="0 0 24 1525">
          <text:p/>
        </draw:connector>
        <draw:custom-shape draw:style-name="gr53" draw:text-style-name="P7" xml:id="id64" draw:id="id64" draw:layer="layout" svg:width="7.366cm" svg:height="1.27cm" svg:x="16.22cm" svg:y="3.032cm">
          <text:p text:style-name="P2">Crowdsource Benchmark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0" draw:text-style-name="P2" xml:id="id65" draw:id="id65" draw:layer="layout" svg:width="4.064cm" svg:height="1.27cm" svg:x="19.444cm" svg:y="6.096cm">
          <text:p text:style-name="P2">Allocation </text:p>
          <text:p text:style-name="P2">Check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3" draw:layer="layout" draw:type="lines" svg:x1="19.903cm" svg:y1="4.302cm" svg:x2="21.476cm" svg:y2="6.096cm" draw:start-shape="id64" draw:start-glue-point="6" draw:end-shape="id65" draw:end-glue-point="0" svg:d="M19903 4302v502l1573 791v501" svg:viewBox="0 0 1574 1795">
          <text:p/>
        </draw:connector>
        <draw:connector draw:style-name="gr55" draw:text-style-name="P3" draw:layer="layout" draw:type="lines" svg:x1="17.566cm" svg:y1="6.731cm" svg:x2="19.444cm" svg:y2="6.731cm" draw:start-shape="id61" draw:start-glue-point="1" draw:end-shape="id65" draw:end-glue-point="3" svg:d="M17566 6731h502 875 501" svg:viewBox="0 0 1879 1">
          <text:p/>
        </draw:connector>
        <draw:connector draw:style-name="gr54" draw:text-style-name="P3" draw:layer="layout" draw:type="lines" svg:x1="21.476cm" svg:y1="7.366cm" svg:x2="21.476cm" svg:y2="10.649cm" draw:start-shape="id65" draw:start-glue-point="2" draw:end-shape="id66" draw:end-glue-point="0" svg:d="M21476 7366v502 2279 502" svg:viewBox="0 0 1 3284">
          <text:p/>
        </draw:connector>
        <draw:custom-shape draw:style-name="gr56" draw:text-style-name="P2" xml:id="id67" draw:id="id67" draw:layer="layout" svg:width="9.398cm" svg:height="1.084cm" svg:x="14.064cm" svg:y="13.648cm">
          <text:p text:style-name="P2">Concurrent Fuz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s" svg:x1="15.534cm" svg:y1="7.366cm" svg:x2="18.763cm" svg:y2="13.648cm" draw:start-shape="id61" draw:start-glue-point="2" draw:end-shape="id67" draw:end-glue-point="0" svg:d="M15534 7366v502l3229 5279v501" svg:viewBox="0 0 3230 6283">
          <text:p/>
        </draw:connector>
        <draw:connector draw:style-name="gr54" draw:text-style-name="P3" draw:layer="layout" draw:type="lines" svg:x1="21.476cm" svg:y1="11.938cm" svg:x2="18.763cm" svg:y2="13.648cm" draw:start-shape="id66" draw:start-glue-point="2" draw:end-shape="id67" draw:end-glue-point="0" svg:d="M21476 11938v501l-2713 708v501" svg:viewBox="0 0 2714 1711">
          <text:p/>
        </draw:connector>
        <draw:connector draw:style-name="gr5" draw:text-style-name="P3" draw:layer="layout" draw:type="lines" svg:x1="18.763cm" svg:y1="14.732cm" svg:x2="19.663cm" svg:y2="16.256cm" draw:start-shape="id67" draw:start-glue-point="2" draw:end-shape="id62" draw:end-glue-point="4" svg:d="M18763 14732v502l900 521v501" svg:viewBox="0 0 901 1525">
          <text:p/>
        </draw:connector>
        <draw:custom-shape draw:style-name="gr57" draw:text-style-name="P7" xml:id="id68" draw:id="id68" draw:layer="layout" svg:width="4.572cm" svg:height="1.27cm" svg:x="4.726cm" svg:y="19.05cm">
          <text:p text:style-name="P2">Report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5" draw:text-style-name="P3" draw:layer="layout" svg:x1="6.964cm" svg:y1="18.134cm" svg:x2="7.012cm" svg:y2="19.05cm" draw:start-shape="id59" draw:start-glue-point="2" draw:end-shape="id68" draw:end-glue-point="4" svg:d="M6964 18134v459h48v457" svg:viewBox="0 0 49 917">
          <text:p/>
        </draw:connector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3T06:17:23.989783128</meta:creation-date>
    <dc:date>2017-09-07T06:48:44.697824433</dc:date>
    <meta:editing-duration>P1DT8M4S</meta:editing-duration>
    <meta:editing-cycles>5</meta:editing-cycles>
    <meta:generator>LibreOffice/5.1.6.2$Linux_X86_64 LibreOffice_project/10m0$Build-2</meta:generator>
    <meta:document-statistic meta:object-count="183"/>
  </office:meta>
</office:document-meta>
</file>